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1" svg:font-family="'Droid Serif'"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fo:break-before="auto" fo:break-after="auto" table:align="center"/>
    </style:style>
    <style:style style:name="Tableau1.A" style:family="table-column">
      <style:table-column-properties style:column-width="7.4cm"/>
    </style:style>
    <style:style style:name="Tableau1.B" style:family="table-column">
      <style:table-column-properties style:column-width="7.401cm"/>
    </style:style>
    <style:style style:name="Tableau1.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1.B1" style:family="table-cell">
      <style:table-cell-properties fo:background-color="#dddddd" fo:padding="0.097cm" fo:border="0.05pt solid #cccccc">
        <style:background-image/>
      </style:table-cell-properties>
    </style:style>
    <style:style style:name="Tableau1.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1.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1.A3" style:family="table-cell">
      <style:table-cell-properties style:vertical-align="middle" fo:padding="0.097cm" fo:border-left="0.05pt solid #cccccc" fo:border-right="none" fo:border-top="0.05pt solid #cccccc" fo:border-bottom="0.05pt solid #cccccc"/>
    </style:style>
    <style:style style:name="Tableau1.B3" style:family="table-cell">
      <style:table-cell-properties style:vertical-align="middle" fo:padding="0.097cm" fo:border="0.05pt solid #cccccc"/>
    </style:style>
    <style:style style:name="Tableau1.A4" style:family="table-cell">
      <style:table-cell-properties style:vertical-align="middle" fo:padding="0.097cm" fo:border-left="0.05pt solid #cccccc" fo:border-right="none" fo:border-top="0.05pt solid #cccccc" fo:border-bottom="0.05pt solid #cccccc"/>
    </style:style>
    <style:style style:name="Tableau1.B4" style:family="table-cell">
      <style:table-cell-properties style:vertical-align="middle" fo:padding="0.097cm" fo:border-left="0.05pt solid #cccccc" fo:border-right="0.05pt solid #cccccc" fo:border-top="none" fo:border-bottom="0.05pt solid #cccccc"/>
    </style:style>
    <style:style style:name="Tableau2" style:family="table">
      <style:table-properties style:width="14.801cm" table:align="margins"/>
    </style:style>
    <style:style style:name="Tableau2.A" style:family="table-column">
      <style:table-column-properties style:column-width="7.4cm" style:rel-column-width="32767*"/>
    </style:style>
    <style:style style:name="Tableau2.B" style:family="table-column">
      <style:table-column-properties style:column-width="7.401cm" style:rel-column-width="32768*"/>
    </style:style>
    <style:style style:name="Tableau2.1" style:family="table-row">
      <style:table-row-properties style:min-row-height="3.493cm"/>
    </style:style>
    <style:style style:name="Tableau2.A1" style:family="table-cell">
      <style:table-cell-properties style:vertical-align="middle" fo:padding="0.097cm" fo:border-left="1pt solid #ff3333" fo:border-right="none" fo:border-top="1pt solid #ff3333" fo:border-bottom="1pt solid #ff3333"/>
    </style:style>
    <style:style style:name="Tableau2.B1" style:family="table-cell">
      <style:table-cell-properties style:vertical-align="middle" fo:padding="0.097cm" fo:border-left="none" fo:border-right="1pt solid #ff3333" fo:border-top="1pt solid #ff3333" fo:border-bottom="1pt solid #ff3333"/>
    </style:style>
    <style:style style:name="Tableau4" style:family="table">
      <style:table-properties style:width="14.801cm" table:align="center"/>
    </style:style>
    <style:style style:name="Tableau4.A" style:family="table-column">
      <style:table-column-properties style:column-width="14.801cm"/>
    </style:style>
    <style:style style:name="Tableau4.A1" style:family="table-cell">
      <style:table-cell-properties style:vertical-align="bottom" fo:padding-left="0.199cm" fo:padding-right="0.199cm" fo:padding-top="0.3cm" fo:padding-bottom="0cm" fo:border="1pt solid #000000"/>
    </style:style>
    <style:style style:name="Tableau3" style:family="table">
      <style:table-properties style:width="14.801cm" table:align="center"/>
    </style:style>
    <style:style style:name="Tableau3.A" style:family="table-column">
      <style:table-column-properties style:column-width="14.801cm"/>
    </style:style>
    <style:style style:name="Tableau3.A1" style:family="table-cell">
      <style:table-cell-properties style:vertical-align="bottom" fo:padding-left="0.199cm" fo:padding-right="0.199cm" fo:padding-top="0.3cm" fo:padding-bottom="0cm" fo:border="1pt solid #000000"/>
    </style:style>
    <style:style style:name="Tableau5" style:family="table">
      <style:table-properties style:width="14.801cm" table:align="center"/>
    </style:style>
    <style:style style:name="Tableau5.A" style:family="table-column">
      <style:table-column-properties style:column-width="14.801cm"/>
    </style:style>
    <style:style style:name="Tableau5.A1" style:family="table-cell">
      <style:table-cell-properties style:vertical-align="bottom" fo:padding-left="0.199cm" fo:padding-right="0.199cm" fo:padding-top="0.3cm" fo:padding-bottom="0cm" fo:border="1pt solid #000000"/>
    </style:style>
    <style:style style:name="Tableau6" style:family="table">
      <style:table-properties style:width="14.801cm" table:align="center"/>
    </style:style>
    <style:style style:name="Tableau6.A" style:family="table-column">
      <style:table-column-properties style:column-width="14.801cm"/>
    </style:style>
    <style:style style:name="Tableau6.A1" style:family="table-cell">
      <style:table-cell-properties style:vertical-align="bottom" fo:padding-left="0.199cm" fo:padding-right="0.199cm" fo:padding-top="0.3cm" fo:padding-bottom="0cm" fo:border="1pt solid #000000"/>
    </style:style>
    <style:style style:name="Tableau7" style:family="table">
      <style:table-properties style:width="14.801cm" fo:break-before="auto" fo:break-after="auto" table:align="center"/>
    </style:style>
    <style:style style:name="Tableau7.A" style:family="table-column">
      <style:table-column-properties style:column-width="7.4cm"/>
    </style:style>
    <style:style style:name="Tableau7.B" style:family="table-column">
      <style:table-column-properties style:column-width="7.401cm"/>
    </style:style>
    <style:style style:name="Tableau7.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7.B1" style:family="table-cell">
      <style:table-cell-properties fo:background-color="#dddddd" fo:padding="0.097cm" fo:border="0.05pt solid #cccccc">
        <style:background-image/>
      </style:table-cell-properties>
    </style:style>
    <style:style style:name="Tableau7.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7.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7.A3" style:family="table-cell">
      <style:table-cell-properties style:vertical-align="middle" fo:padding="0.097cm" fo:border-left="0.05pt solid #cccccc" fo:border-right="none" fo:border-top="0.05pt solid #cccccc" fo:border-bottom="0.05pt solid #cccccc"/>
    </style:style>
    <style:style style:name="Tableau7.B3" style:family="table-cell">
      <style:table-cell-properties style:vertical-align="middle" fo:padding="0.097cm" fo:border="0.05pt solid #cccccc"/>
    </style:style>
    <style:style style:name="Tableau7.A4" style:family="table-cell">
      <style:table-cell-properties style:vertical-align="middle" fo:padding="0.097cm" fo:border-left="0.05pt solid #cccccc" fo:border-right="none" fo:border-top="0.05pt solid #cccccc" fo:border-bottom="0.05pt solid #cccccc"/>
    </style:style>
    <style:style style:name="Tableau7.B4" style:family="table-cell">
      <style:table-cell-properties style:vertical-align="middle" fo:padding="0.097cm" fo:border-left="0.05pt solid #cccccc" fo:border-right="0.05pt solid #cccccc" fo:border-top="none" fo:border-bottom="0.05pt solid #cccccc"/>
    </style:style>
    <style:style style:name="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able_20_Contents">
      <style:paragraph-properties fo:text-align="center" style:justify-single-word="false"/>
      <style:text-properties fo:font-weight="bold" officeooo:rsid="010a0394" officeooo:paragraph-rsid="010a0394" style:font-weight-asian="bold" style:font-weight-complex="bold"/>
    </style:style>
    <style:style style:name="P4" style:family="paragraph" style:parent-style-name="Table_20_Contents">
      <style:paragraph-properties fo:text-align="end" style:justify-single-word="false"/>
      <style:text-properties fo:font-style="italic" officeooo:rsid="010a0394" officeooo:paragraph-rsid="010a0394" style:font-style-asian="italic" style:font-style-complex="italic"/>
    </style:style>
    <style:style style:name="P5" style:family="paragraph" style:parent-style-name="Table_20_Contents">
      <style:paragraph-properties fo:text-align="start" style:justify-single-word="false"/>
      <style:text-properties fo:font-style="italic" officeooo:rsid="010b131a" officeooo:paragraph-rsid="01128993" style:font-style-asian="italic" style:font-style-complex="italic"/>
    </style:style>
    <style:style style:name="P6" style:family="paragraph" style:parent-style-name="Table_20_Contents">
      <style:paragraph-properties fo:text-align="start" style:justify-single-word="false"/>
      <style:text-properties fo:font-style="italic" officeooo:rsid="0114c1d4" officeooo:paragraph-rsid="0114c1d4" style:font-style-asian="italic" style:font-style-complex="italic"/>
    </style:style>
    <style:style style:name="P7" style:family="paragraph" style:parent-style-name="Text_20_body">
      <style:text-properties officeooo:rsid="010520c6" officeooo:paragraph-rsid="010520c6"/>
    </style:style>
    <style:style style:name="P8" style:family="paragraph" style:parent-style-name="Text_20_body">
      <style:text-properties officeooo:rsid="01066014" officeooo:paragraph-rsid="01066014"/>
    </style:style>
    <style:style style:name="P9" style:family="paragraph" style:parent-style-name="Text_20_body">
      <style:text-properties officeooo:rsid="0106e379" officeooo:paragraph-rsid="0106e379"/>
    </style:style>
    <style:style style:name="P10" style:family="paragraph" style:parent-style-name="Text_20_body">
      <style:text-properties fo:font-weight="bold" officeooo:rsid="0106e379" officeooo:paragraph-rsid="0106e379" style:font-weight-asian="bold" style:font-weight-complex="bold"/>
    </style:style>
    <style:style style:name="P11" style:family="paragraph" style:parent-style-name="Text_20_body">
      <style:text-properties fo:font-weight="bold" officeooo:rsid="0106e379" officeooo:paragraph-rsid="01080c2e" style:font-weight-asian="bold" style:font-weight-complex="bold"/>
    </style:style>
    <style:style style:name="P12" style:family="paragraph" style:parent-style-name="Text_20_body">
      <style:text-properties fo:font-weight="bold" officeooo:rsid="0131d093" officeooo:paragraph-rsid="0131d093" style:font-weight-asian="bold" style:font-weight-complex="bold"/>
    </style:style>
    <style:style style:name="P13" style:family="paragraph" style:parent-style-name="Text_20_body">
      <style:paragraph-properties fo:text-align="start" style:justify-single-word="false"/>
      <style:text-properties fo:font-weight="bold" officeooo:rsid="0160d079" officeooo:paragraph-rsid="0160d079" style:font-weight-asian="bold" style:font-weight-complex="bold"/>
    </style:style>
    <style:style style:name="P14" style:family="paragraph" style:parent-style-name="Text_20_body">
      <style:text-properties fo:font-style="normal" officeooo:rsid="01044559" officeooo:paragraph-rsid="01044559" style:font-style-asian="normal" style:font-style-complex="normal"/>
    </style:style>
    <style:style style:name="P15" style:family="paragraph" style:parent-style-name="Text_20_body">
      <style:text-properties fo:font-style="normal" officeooo:rsid="010520c6" officeooo:paragraph-rsid="010520c6" style:font-style-asian="normal" style:font-style-complex="normal"/>
    </style:style>
    <style:style style:name="P16" style:family="paragraph" style:parent-style-name="Text_20_body">
      <style:text-properties fo:font-style="normal" fo:font-weight="normal" officeooo:rsid="0106e379" officeooo:paragraph-rsid="01080c2e" style:font-style-asian="normal" style:font-weight-asian="normal" style:font-style-complex="normal" style:font-weight-complex="normal"/>
    </style:style>
    <style:style style:name="P17" style:family="paragraph" style:parent-style-name="Text_20_body">
      <style:text-properties fo:font-style="normal" fo:font-weight="normal" officeooo:rsid="0115cd5d" officeooo:paragraph-rsid="0115cd5d" style:font-style-asian="normal" style:font-weight-asian="normal" style:font-style-complex="normal" style:font-weight-complex="normal"/>
    </style:style>
    <style:style style:name="P18" style:family="paragraph" style:parent-style-name="Text_20_body">
      <style:text-properties fo:font-style="normal" fo:font-weight="normal" officeooo:rsid="0130839d" officeooo:paragraph-rsid="0130839d" style:font-style-asian="normal" style:font-weight-asian="normal" style:font-style-complex="normal" style:font-weight-complex="normal"/>
    </style:style>
    <style:style style:name="P19" style:family="paragraph" style:parent-style-name="Text_20_body">
      <style:text-properties fo:font-weight="normal" officeooo:rsid="0131d093" officeooo:paragraph-rsid="0131d093" style:font-weight-asian="normal" style:font-weight-complex="normal"/>
    </style:style>
    <style:style style:name="P20" style:family="paragraph" style:parent-style-name="Text_20_body">
      <style:text-properties fo:font-weight="normal" officeooo:rsid="0134f1e7" officeooo:paragraph-rsid="0134f1e7" style:font-weight-asian="normal" style:font-weight-complex="normal"/>
    </style:style>
    <style:style style:name="P21" style:family="paragraph" style:parent-style-name="Text_20_body">
      <style:paragraph-properties fo:text-align="start" style:justify-single-word="false"/>
      <style:text-properties fo:font-weight="normal" officeooo:rsid="013d077d" officeooo:paragraph-rsid="01404b08" style:font-weight-asian="normal" style:font-weight-complex="normal"/>
    </style:style>
    <style:style style:name="P22" style:family="paragraph" style:parent-style-name="Text_20_body">
      <style:paragraph-properties fo:text-align="center" style:justify-single-word="false"/>
      <style:text-properties officeooo:rsid="014f5b7a" officeooo:paragraph-rsid="014f5b7a"/>
    </style:style>
    <style:style style:name="P23" style:family="paragraph" style:parent-style-name="Text_20_body">
      <style:paragraph-properties fo:text-align="center" style:justify-single-word="false"/>
      <style:text-properties officeooo:rsid="014f5b7a" officeooo:paragraph-rsid="01537f42"/>
    </style:style>
    <style:style style:name="P24" style:family="paragraph" style:parent-style-name="Text_20_body">
      <style:paragraph-properties fo:text-align="center" style:justify-single-word="false"/>
      <style:text-properties officeooo:rsid="014f5b7a" officeooo:paragraph-rsid="0160d079"/>
    </style:style>
    <style:style style:name="P25" style:family="paragraph" style:parent-style-name="Text_20_body">
      <style:text-properties officeooo:rsid="0157f9a5" officeooo:paragraph-rsid="0157f9a5"/>
    </style:style>
    <style:style style:name="P26" style:family="paragraph" style:parent-style-name="Text_20_body">
      <style:paragraph-properties fo:text-align="start" style:justify-single-word="false"/>
      <style:text-properties officeooo:rsid="0157f9a5" officeooo:paragraph-rsid="0159d929"/>
    </style:style>
    <style:style style:name="P27" style:family="paragraph" style:parent-style-name="Text_20_body">
      <style:paragraph-properties fo:text-align="start" style:justify-single-word="false"/>
      <style:text-properties officeooo:rsid="0159d929" officeooo:paragraph-rsid="0159d929"/>
    </style:style>
    <style:style style:name="P28" style:family="paragraph" style:parent-style-name="Text_20_body">
      <style:text-properties officeooo:rsid="015cd253" officeooo:paragraph-rsid="015cd253"/>
    </style:style>
    <style:style style:name="P29" style:family="paragraph" style:parent-style-name="Text_20_body">
      <style:paragraph-properties fo:text-align="start" style:justify-single-word="false"/>
      <style:text-properties officeooo:rsid="01600765" officeooo:paragraph-rsid="01600765"/>
    </style:style>
    <style:style style:name="P30" style:family="paragraph" style:parent-style-name="Text_20_body">
      <style:paragraph-properties fo:text-align="start" style:justify-single-word="false"/>
      <style:text-properties officeooo:rsid="0160d079" officeooo:paragraph-rsid="0160d079"/>
    </style:style>
    <style:style style:name="P31" style:family="paragraph" style:parent-style-name="Text_20_body">
      <style:paragraph-properties fo:text-align="center" style:justify-single-word="false"/>
      <style:text-properties officeooo:rsid="01636692" officeooo:paragraph-rsid="01636692"/>
    </style:style>
    <style:style style:name="P32" style:family="paragraph" style:parent-style-name="Footnote">
      <style:text-properties officeooo:rsid="0129c39a" officeooo:paragraph-rsid="0129c39a"/>
    </style:style>
    <style:style style:name="P33" style:family="paragraph" style:parent-style-name="Footnote">
      <style:text-properties officeooo:rsid="012b745e" officeooo:paragraph-rsid="012b745e"/>
    </style:style>
    <style:style style:name="P34" style:family="paragraph" style:parent-style-name="Footnote">
      <style:text-properties officeooo:rsid="0163720c" officeooo:paragraph-rsid="0163720c"/>
    </style:style>
    <style:style style:name="P35" style:family="paragraph" style:parent-style-name="Text_20_body">
      <style:paragraph-properties fo:break-before="page"/>
      <style:text-properties fo:font-weight="bold" officeooo:rsid="0106e379" officeooo:paragraph-rsid="01080c2e" style:font-weight-asian="bold" style:font-weight-complex="bold"/>
    </style:style>
    <style:style style:name="P36" style:family="paragraph" style:parent-style-name="Standard">
      <style:text-properties officeooo:paragraph-rsid="01537f42"/>
    </style:style>
    <style:style style:name="P37" style:family="paragraph" style:parent-style-name="Standard">
      <style:text-properties officeooo:paragraph-rsid="0160d079"/>
    </style:style>
    <style:style style:name="P38" style:family="paragraph" style:parent-style-name="Standard">
      <style:text-properties fo:font-weight="bold" officeooo:rsid="016241ff" officeooo:paragraph-rsid="01636692" style:font-weight-asian="bold" style:font-weight-complex="bold"/>
    </style:style>
    <style:style style:name="P39" style:family="paragraph" style:parent-style-name="Standard">
      <style:text-properties fo:font-weight="normal" officeooo:rsid="016241ff" officeooo:paragraph-rsid="016241ff" style:font-weight-asian="normal" style:font-weight-complex="normal"/>
    </style:style>
    <style:style style:name="P40" style:family="paragraph" style:parent-style-name="Standard">
      <style:text-properties fo:font-weight="normal" officeooo:rsid="0164dbad" officeooo:paragraph-rsid="0164dbad" style:font-weight-asian="normal" style:font-weight-complex="normal"/>
    </style:style>
    <style:style style:name="P41" style:family="paragraph" style:parent-style-name="Standard">
      <style:text-properties officeooo:paragraph-rsid="0164dbad"/>
    </style:style>
    <style:style style:name="P42" style:family="paragraph" style:parent-style-name="Standard">
      <style:text-properties officeooo:rsid="016b59bd" officeooo:paragraph-rsid="016b59bd"/>
    </style:style>
    <style:style style:name="P43" style:family="paragraph" style:parent-style-name="Standard">
      <style:text-properties fo:font-weight="bold" officeooo:rsid="016c2f52" officeooo:paragraph-rsid="016c2f52" style:font-weight-asian="bold" style:font-weight-complex="bold"/>
    </style:style>
    <style:style style:name="P44" style:family="paragraph" style:parent-style-name="Standard">
      <style:text-properties fo:font-style="italic" officeooo:rsid="016e8be7" officeooo:paragraph-rsid="016e8be7" style:font-style-asian="italic" style:font-style-complex="italic"/>
    </style:style>
    <style:style style:name="P45" style:family="paragraph" style:parent-style-name="Standard">
      <style:text-properties officeooo:rsid="0170dfca" officeooo:paragraph-rsid="0170dfca"/>
    </style:style>
    <style:style style:name="P46" style:family="paragraph" style:parent-style-name="Standard">
      <style:text-properties officeooo:rsid="0173e46a" officeooo:paragraph-rsid="0173e46a"/>
    </style:style>
    <style:style style:name="P47" style:family="paragraph" style:parent-style-name="Standard">
      <style:text-properties officeooo:rsid="01776f69" officeooo:paragraph-rsid="01776f69"/>
    </style:style>
    <style:style style:name="P48" style:family="paragraph" style:parent-style-name="Standard">
      <style:text-properties officeooo:rsid="017a81b5" officeooo:paragraph-rsid="017a81b5"/>
    </style:style>
    <style:style style:name="P49" style:family="paragraph" style:parent-style-name="Standard">
      <style:text-properties officeooo:rsid="017ace34" officeooo:paragraph-rsid="017ace34"/>
    </style:style>
    <style:style style:name="P50" style:family="paragraph" style:parent-style-name="Standard">
      <style:paragraph-properties fo:break-before="page"/>
      <style:text-properties fo:font-weight="bold" officeooo:rsid="0164dbad" officeooo:paragraph-rsid="0164dbad" style:font-weight-asian="bold" style:font-weight-complex="bold"/>
    </style:style>
    <style:style style:name="P51" style:family="paragraph" style:parent-style-name="Text_20_body" style:list-style-name="L1">
      <style:text-properties fo:font-style="normal" officeooo:rsid="01044559" officeooo:paragraph-rsid="01044559" style:font-style-asian="normal" style:font-style-complex="normal"/>
    </style:style>
    <style:style style:name="P52" style:family="paragraph" style:parent-style-name="Text_20_body">
      <style:text-properties style:font-name="Droid Serif1" fo:font-style="normal" fo:font-weight="normal" officeooo:rsid="0137c296" officeooo:paragraph-rsid="0137c296" style:font-style-asian="normal" style:font-weight-asian="normal" style:font-style-complex="normal" style:font-weight-complex="normal"/>
    </style:style>
    <style:style style:name="P53" style:family="paragraph" style:parent-style-name="Text_20_body">
      <style:paragraph-properties fo:text-align="center" style:justify-single-word="false"/>
      <style:text-properties style:font-name="Droid Serif1" fo:font-style="normal" fo:font-weight="normal" officeooo:rsid="013d077d" officeooo:paragraph-rsid="01404b08" style:font-style-asian="normal" style:font-weight-asian="normal" style:font-style-complex="normal" style:font-weight-complex="normal"/>
    </style:style>
    <style:style style:name="P54" style:family="paragraph" style:parent-style-name="Text_20_body">
      <style:text-properties style:font-name="Droid Serif1" fo:font-style="normal" fo:font-weight="bold" officeooo:rsid="0142dcf3" officeooo:paragraph-rsid="0142dcf3" style:font-style-asian="normal" style:font-weight-asian="bold" style:font-style-complex="normal" style:font-weight-complex="bold"/>
    </style:style>
    <style:style style:name="P55" style:family="paragraph" style:parent-style-name="Text_20_body" style:list-style-name="L3">
      <style:text-properties fo:font-weight="normal" officeooo:rsid="0137c296" officeooo:paragraph-rsid="0137c296" style:font-weight-asian="normal" style:font-weight-complex="normal"/>
    </style:style>
    <style:style style:name="P56" style:family="paragraph" style:parent-style-name="Text_20_body" style:list-style-name="L4">
      <style:text-properties officeooo:paragraph-rsid="014426d5"/>
    </style:style>
    <style:style style:name="P57" style:family="paragraph" style:parent-style-name="Text_20_body" style:list-style-name="L4">
      <style:text-properties officeooo:rsid="014426d5" officeooo:paragraph-rsid="014426d5"/>
    </style:style>
    <style:style style:name="P58" style:family="paragraph" style:parent-style-name="Text_20_body" style:list-style-name="L4">
      <style:text-properties officeooo:rsid="0159d929" officeooo:paragraph-rsid="0159d929"/>
    </style:style>
    <style:style style:name="P59" style:family="paragraph" style:parent-style-name="Text_20_body" style:list-style-name="L5">
      <style:paragraph-properties fo:text-align="start" style:justify-single-word="false"/>
      <style:text-properties officeooo:rsid="01600765" officeooo:paragraph-rsid="01600765"/>
    </style:style>
    <style:style style:name="P60" style:family="paragraph" style:parent-style-name="Text_20_body" style:list-style-name="L5">
      <style:paragraph-properties fo:text-align="start" style:justify-single-word="false"/>
      <style:text-properties officeooo:rsid="0160d079" officeooo:paragraph-rsid="0160d079"/>
    </style:style>
    <style:style style:name="P61" style:family="paragraph" style:parent-style-name="Heading_20_1">
      <style:text-properties fo:font-style="normal" officeooo:rsid="01066014" officeooo:paragraph-rsid="01066014" style:font-style-asian="normal" style:font-style-complex="normal"/>
    </style:style>
    <style:style style:name="P62" style:family="paragraph" style:parent-style-name="Heading_20_1">
      <style:text-properties fo:font-style="normal" officeooo:rsid="01044559" officeooo:paragraph-rsid="01044559" style:font-style-asian="normal" style:font-style-complex="normal"/>
    </style:style>
    <style:style style:name="P63" style:family="paragraph" style:parent-style-name="Heading_20_1">
      <style:paragraph-properties fo:break-before="page"/>
      <style:text-properties officeooo:rsid="0106e379" officeooo:paragraph-rsid="0106e379"/>
    </style:style>
    <style:style style:name="P64" style:family="paragraph" style:parent-style-name="Table_20_Contents" style:list-style-name="L2">
      <style:paragraph-properties fo:text-align="start" style:justify-single-word="false"/>
      <style:text-properties officeooo:rsid="01101959" officeooo:paragraph-rsid="0119364d"/>
    </style:style>
    <style:style style:name="P65" style:family="paragraph" style:parent-style-name="Table_20_Contents" style:list-style-name="L2">
      <style:paragraph-properties fo:text-align="start" style:justify-single-word="false"/>
      <style:text-properties officeooo:rsid="01101959" officeooo:paragraph-rsid="0164dbad"/>
    </style:style>
    <style:style style:name="P66" style:family="paragraph" style:parent-style-name="Table_20_Contents" style:list-style-name="L2">
      <style:paragraph-properties fo:text-align="start" style:justify-single-word="false"/>
      <style:text-properties officeooo:rsid="011c995f" officeooo:paragraph-rsid="0119364d"/>
    </style:style>
    <style:style style:name="P67" style:family="paragraph" style:parent-style-name="Table_20_Contents" style:list-style-name="L2">
      <style:paragraph-properties fo:text-align="start" style:justify-single-word="false"/>
      <style:text-properties officeooo:rsid="011c995f" officeooo:paragraph-rsid="011c995f"/>
    </style:style>
    <style:style style:name="P68" style:family="paragraph" style:parent-style-name="Table_20_Contents" style:list-style-name="L2">
      <style:paragraph-properties fo:text-align="start" style:justify-single-word="false"/>
      <style:text-properties officeooo:rsid="0114c1d4" officeooo:paragraph-rsid="0114c1d4"/>
    </style:style>
    <style:style style:name="P69" style:family="paragraph" style:parent-style-name="Table_20_Contents" style:list-style-name="L2">
      <style:paragraph-properties fo:text-align="start" style:justify-single-word="false"/>
      <style:text-properties officeooo:rsid="0119364d" officeooo:paragraph-rsid="0119364d"/>
    </style:style>
    <style:style style:name="P70" style:family="paragraph" style:parent-style-name="Table_20_Contents" style:list-style-name="L2">
      <style:paragraph-properties fo:text-align="start" style:justify-single-word="false"/>
      <style:text-properties officeooo:rsid="011fc93a" officeooo:paragraph-rsid="011fc93a"/>
    </style:style>
    <style:style style:name="P71" style:family="paragraph" style:parent-style-name="Table_20_Contents" style:list-style-name="L2">
      <style:paragraph-properties fo:text-align="start" style:justify-single-word="false"/>
      <style:text-properties officeooo:rsid="01215f7f" officeooo:paragraph-rsid="01215f7f"/>
    </style:style>
    <style:style style:name="P72" style:family="paragraph" style:parent-style-name="Table_20_Contents" style:list-style-name="L2">
      <style:paragraph-properties fo:text-align="start" style:justify-single-word="false"/>
      <style:text-properties fo:font-size="10pt" officeooo:rsid="0122a49a" officeooo:paragraph-rsid="0122a49a" style:font-size-asian="10pt" style:font-size-complex="10pt"/>
    </style:style>
    <style:style style:name="P73" style:family="paragraph" style:parent-style-name="Table_20_Contents">
      <style:paragraph-properties fo:text-align="end" style:justify-single-word="false"/>
      <style:text-properties fo:font-size="10pt" fo:font-style="italic" officeooo:rsid="0164dbad" officeooo:paragraph-rsid="0164dbad" style:font-size-asian="10pt" style:font-style-asian="italic" style:font-size-complex="10pt" style:font-style-complex="italic"/>
    </style:style>
    <style:style style:name="P74" style:family="paragraph" style:parent-style-name="Table_20_Contents" style:list-style-name="L2">
      <style:paragraph-properties fo:text-align="start" style:justify-single-word="false"/>
      <style:text-properties officeooo:rsid="0123e6b4" officeooo:paragraph-rsid="0123e6b4"/>
    </style:style>
    <style:style style:name="P75" style:family="paragraph" style:parent-style-name="Table_20_Contents" style:list-style-name="L2">
      <style:paragraph-properties fo:text-align="start" style:justify-single-word="false"/>
      <style:text-properties officeooo:rsid="0129c39a" officeooo:paragraph-rsid="0129c39a"/>
    </style:style>
    <style:style style:name="P76" style:family="paragraph" style:parent-style-name="Table_20_Contents" style:list-style-name="L2">
      <style:paragraph-properties fo:text-align="start" style:justify-single-word="false"/>
      <style:text-properties officeooo:rsid="012a7838" officeooo:paragraph-rsid="012a7838"/>
    </style:style>
    <style:style style:name="P77" style:family="paragraph" style:parent-style-name="Table_20_Contents" style:list-style-name="L2">
      <style:paragraph-properties fo:text-align="start" style:justify-single-word="false"/>
      <style:text-properties fo:font-size="10.5pt" officeooo:rsid="012e2276" officeooo:paragraph-rsid="012e2276" style:font-size-asian="10.5pt" style:font-size-complex="10.5pt"/>
    </style:style>
    <style:style style:name="P78" style:family="paragraph" style:parent-style-name="Table_20_Contents" style:list-style-name="L2">
      <style:paragraph-properties fo:text-align="start" style:justify-single-word="false"/>
      <style:text-properties fo:font-size="10.5pt" officeooo:rsid="01669f3d" officeooo:paragraph-rsid="01669f3d" style:font-size-asian="10.5pt" style:font-size-complex="10.5pt"/>
    </style:style>
    <style:style style:name="P79" style:family="paragraph" style:parent-style-name="Table_20_Contents" style:list-style-name="L2">
      <style:paragraph-properties fo:text-align="start" style:justify-single-word="false"/>
      <style:text-properties officeooo:rsid="011dd3c8" officeooo:paragraph-rsid="0129c39a"/>
    </style:style>
    <style:style style:name="P80" style:family="paragraph" style:parent-style-name="Table_20_Contents" style:list-style-name="L2">
      <style:paragraph-properties fo:text-align="start" style:justify-single-word="false"/>
      <style:text-properties officeooo:rsid="0125bd4d" officeooo:paragraph-rsid="0129c39a"/>
    </style:style>
    <style:style style:name="P81" style:family="paragraph" style:parent-style-name="Table_20_Contents" style:list-style-name="L2">
      <style:paragraph-properties fo:text-align="start" style:justify-single-word="false"/>
      <style:text-properties officeooo:rsid="0126d6ca" officeooo:paragraph-rsid="0129c39a"/>
    </style:style>
    <style:style style:name="P82" style:family="paragraph" style:parent-style-name="Table_20_Contents" style:list-style-name="L2">
      <style:paragraph-properties fo:text-align="start" style:justify-single-word="false"/>
      <style:text-properties officeooo:rsid="01299846" officeooo:paragraph-rsid="0129c39a"/>
    </style:style>
    <style:style style:name="P83" style:family="paragraph" style:parent-style-name="Table_20_Contents" style:list-style-name="L2">
      <style:paragraph-properties fo:text-align="start" style:justify-single-word="false"/>
      <style:text-properties officeooo:rsid="01299846" officeooo:paragraph-rsid="0164dbad"/>
    </style:style>
    <style:style style:name="P84" style:family="paragraph" style:parent-style-name="Table_20_Contents">
      <style:paragraph-properties fo:text-align="center" style:justify-single-word="false"/>
      <style:text-properties fo:font-weight="bold" officeooo:rsid="0164dbad" officeooo:paragraph-rsid="0164dbad" style:font-weight-asian="bold" style:font-weight-complex="bold"/>
    </style:style>
    <style:style style:name="P85" style:family="paragraph" style:parent-style-name="Table_20_Contents">
      <style:paragraph-properties fo:text-align="center" style:justify-single-word="false"/>
      <style:text-properties fo:font-weight="bold" officeooo:rsid="0166ea46" officeooo:paragraph-rsid="0166ea46" style:font-weight-asian="bold" style:font-weight-complex="bold"/>
    </style:style>
    <style:style style:name="P86" style:family="paragraph" style:parent-style-name="Table_20_Contents">
      <style:paragraph-properties fo:text-align="start" style:justify-single-word="false"/>
      <style:text-properties fo:font-style="italic" officeooo:rsid="0166ea46" officeooo:paragraph-rsid="0166ea46" style:font-style-asian="italic" style:font-style-complex="italic"/>
    </style:style>
    <style:style style:name="P87" style:family="paragraph" style:parent-style-name="Table_20_Contents">
      <style:paragraph-properties fo:text-align="start" style:justify-single-word="false"/>
      <style:text-properties fo:font-style="italic" officeooo:rsid="016b2f0f" officeooo:paragraph-rsid="016b2f0f" style:font-style-asian="italic" style:font-style-complex="italic"/>
    </style:style>
    <style:style style:name="T1" style:family="text">
      <style:text-properties officeooo:rsid="010342bf"/>
    </style:style>
    <style:style style:name="T2" style:family="text">
      <style:text-properties fo:font-style="normal" style:font-style-asian="normal" style:font-style-complex="normal"/>
    </style:style>
    <style:style style:name="T3" style:family="text">
      <style:text-properties fo:font-style="normal" officeooo:rsid="01066014" style:font-style-asian="normal" style:font-style-complex="normal"/>
    </style:style>
    <style:style style:name="T4" style:family="text">
      <style:text-properties fo:font-style="normal" officeooo:rsid="0136dd64" style:font-style-asian="normal" style:font-style-complex="normal"/>
    </style:style>
    <style:style style:name="T5" style:family="text">
      <style:text-properties fo:font-style="normal" officeooo:rsid="0136e717"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10bf523"/>
    </style:style>
    <style:style style:name="T8" style:family="text">
      <style:text-properties officeooo:rsid="011c995f"/>
    </style:style>
    <style:style style:name="T9" style:family="text">
      <style:text-properties officeooo:rsid="011fc93a"/>
    </style:style>
    <style:style style:name="T10" style:family="text">
      <style:text-properties officeooo:rsid="0122a49a"/>
    </style:style>
    <style:style style:name="T11" style:family="text">
      <style:text-properties officeooo:rsid="0125bd5b"/>
    </style:style>
    <style:style style:name="T12" style:family="text">
      <style:text-properties officeooo:rsid="012cc486"/>
    </style:style>
    <style:style style:name="T13" style:family="text">
      <style:text-properties officeooo:rsid="012cfaec"/>
    </style:style>
    <style:style style:name="T14" style:family="text">
      <style:text-properties officeooo:rsid="01332553"/>
    </style:style>
    <style:style style:name="T15" style:family="text">
      <style:text-properties fo:font-style="italic" style:font-style-asian="italic" style:font-style-complex="italic"/>
    </style:style>
    <style:style style:name="T16" style:family="text">
      <style:text-properties style:font-name="Droid Serif1" fo:font-style="normal" style:font-style-asian="normal" style:font-style-complex="normal"/>
    </style:style>
    <style:style style:name="T17" style:family="text">
      <style:text-properties style:font-name="Droid Serif1" fo:font-style="normal" officeooo:rsid="013ef187" style:font-style-asian="normal" style:font-style-complex="normal"/>
    </style:style>
    <style:style style:name="T18" style:family="text">
      <style:text-properties style:font-name="Droid Serif1" fo:font-style="normal" fo:font-weight="normal" officeooo:rsid="0142dcf3" style:font-style-asian="normal" style:font-weight-asian="normal" style:font-style-complex="normal" style:font-weight-complex="normal"/>
    </style:style>
    <style:style style:name="T19" style:family="text">
      <style:text-properties style:font-name="Droid Serif1" fo:font-style="italic" fo:font-weight="normal" officeooo:rsid="0142dcf3" style:font-style-asian="italic" style:font-weight-asian="normal" style:font-style-complex="italic" style:font-weight-complex="normal"/>
    </style:style>
    <style:style style:name="T20" style:family="text">
      <style:text-properties style:font-name="Droid Serif1" fo:font-size="10.5pt" fo:font-style="normal" fo:font-weight="bold" officeooo:rsid="0142dcf3" style:font-size-asian="10.5pt" style:font-style-asian="normal" style:font-weight-asian="bold" style:font-size-complex="10.5pt" style:font-style-complex="normal" style:font-weight-complex="bold"/>
    </style:style>
    <style:style style:name="T21" style:family="text">
      <style:text-properties fo:font-weight="bold" style:font-weight-asian="bold" style:font-weight-complex="bold"/>
    </style:style>
    <style:style style:name="T22" style:family="text">
      <style:text-properties officeooo:rsid="01459420"/>
    </style:style>
    <style:style style:name="T23" style:family="text">
      <style:text-properties officeooo:rsid="0146c5a8"/>
    </style:style>
    <style:style style:name="T24" style:family="text">
      <style:text-properties officeooo:rsid="0158fdff"/>
    </style:style>
    <style:style style:name="T25" style:family="text">
      <style:text-properties officeooo:rsid="01592d93"/>
    </style:style>
    <style:style style:name="T26" style:family="text">
      <style:text-properties officeooo:rsid="0160d079"/>
    </style:style>
    <style:style style:name="T27" style:family="text">
      <style:text-properties officeooo:rsid="01669f3d"/>
    </style:style>
    <style:style style:name="T28" style:family="text">
      <style:text-properties officeooo:rsid="01682e48"/>
    </style:style>
    <style:style style:name="T29" style:family="text">
      <style:text-properties officeooo:rsid="01762662"/>
    </style:style>
    <style:style style:name="T30" style:family="text">
      <style:text-properties officeooo:rsid="01776f69"/>
    </style:style>
    <style:style style:name="T31" style:family="text">
      <style:text-properties officeooo:rsid="017fa3e1"/>
    </style:style>
    <style:style style:name="T32" style:family="text">
      <style:text-properties officeooo:rsid="0180581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But du cours</text:h>
      <text:p text:style-name="P8"><text:span text:style-name="T3">C</text:span><text:span text:style-name="T2">réation d'une entreprise (fictive) avec son business modèle et tout.</text:span></text:p>
      <text:h text:style-name="P62" text:outline-level="1">Rendus</text:h>
      <text:list xml:id="list4464758437261820834" text:style-name="L1">
        <text:list-item>
          <text:p text:style-name="P51">Business model</text:p>
        </text:list-item>
        <text:list-item>
          <text:p text:style-name="P51">SWOT</text:p>
        </text:list-item>
        <text:list-item>
          <text:p text:style-name="P51">Concept</text:p>
        </text:list-item>
        <text:list-item>
          <text:p text:style-name="P51">Le marché</text:p>
        </text:list-item>
        <text:list-item>
          <text:p text:style-name="P51">Prévisions financières</text:p>
        </text:list-item>
      </text:list>
      <text:p text:style-name="P14"/>
      <text:p text:style-name="P7"><text:a xlink:type="simple" xlink:href="http://www.fisy.fr/" text:style-name="Internet_20_link" text:visited-style-name="Visited_20_Internet_20_Link"><text:span text:style-name="T2">http://www.fisy.fr/</text:span></text:a></text:p>
      <text:p text:style-name="P15"/>
      <text:p text:style-name="P15"/>
      <text:h text:style-name="P63" text:outline-level="1">Informations Financières</text:h>
      <text:h text:style-name="Heading_20_3" text:outline-level="3">Informations comptables</text:h>
      <text:p text:style-name="P9"/>
      <text:p text:style-name="P10">Le bilan</text:p>
      <text:p text:style-name="P16">Il s'agit du patrimoine de l'entreprise : ce que l'on possède et ce que l'on doit.</text:p>
      <text:p text:style-name="P16"/>
      <table:table table:name="Tableau1" table:style-name="Tableau1">
        <table:table-column table:style-name="Tableau1.A"/>
        <table:table-column table:style-name="Tableau1.B"/>
        <table:table-row>
          <table:table-cell table:style-name="Tableau1.A1" office:value-type="string">
            <text:p text:style-name="P3">Actif</text:p>
          </table:table-cell>
          <table:table-cell table:style-name="Tableau1.B1" office:value-type="string">
            <text:p text:style-name="P3">Passif</text:p>
          </table:table-cell>
        </table:table-row>
        <table:table-row>
          <table:table-cell table:style-name="Tableau1.A2" office:value-type="string">
            <text:p text:style-name="P5">L'actif correspond à ce que l'entreprise « possède ». <text:span text:style-name="T7">Le tri se fait par ordre de liquidité croissante.</text:span></text:p>
            <text:p text:style-name="P6">Le personnel n'est pas mis en actif.</text:p>
          </table:table-cell>
          <table:table-cell table:style-name="Tableau1.B2" office:value-type="string">
            <text:p text:style-name="P4">Le passif correspond aux ressources qui ont permis de financer l'actif.</text:p>
          </table:table-cell>
        </table:table-row>
        <table:table-row>
          <table:table-cell table:style-name="Tableau1.A4" table:number-rows-spanned="2" office:value-type="string">
            <text:list xml:id="list5877732977916447891" text:style-name="L2">
              <text:list-item>
                <text:p text:style-name="P64">Immobilisation </text:p>
                <text:list>
                  <text:list-item>
                    <text:p text:style-name="P66">Incorporelles</text:p>
                  </text:list-item>
                  <text:list-item>
                    <text:p text:style-name="P68">Corporelles</text:p>
                  </text:list-item>
                  <text:list-item>
                    <text:p text:style-name="P69"><text:span text:style-name="T8">F</text:span>inancières</text:p>
                  </text:list-item>
                </text:list>
              </text:list-item>
              <text:list-item>
                <text:p text:style-name="P69">Stocks</text:p>
                <text:list>
                  <text:list-item>
                    <text:p text:style-name="P69"><text:span text:style-name="T8">M</text:span>atières premières</text:p>
                  </text:list-item>
                  <text:list-item>
                    <text:p text:style-name="P67">Encours <text:span text:style-name="T9">(produits en cours de production)</text:span></text:p>
                  </text:list-item>
                  <text:list-item>
                    <text:p text:style-name="P70">Produits finis</text:p>
                  </text:list-item>
                </text:list>
              </text:list-item>
              <text:list-item>
                <text:p text:style-name="P71">Créances <text:span text:style-name="T10">(argent à percevoir)</text:span></text:p>
              </text:list-item>
              <text:list-item>
                <text:p text:style-name="P72">Valeurs Mobilières de Placements</text:p>
              </text:list-item>
              <text:list-item>
                <text:p text:style-name="P74">Liquidités</text:p>
              </text:list-item>
            </text:list>
          </table:table-cell>
          <table:table-cell table:style-name="Tableau1.B3" office:value-type="string">
            <text:list xml:id="list162953939809817" text:continue-numbering="true" text:style-name="L2">
              <text:list-item>
                <text:p text:style-name="P75">Capitaux propres<text:note text:id="ftn1" text:note-class="footnote"><text:note-citation>1</text:note-citation><text:note-body><text:p text:style-name="P32">Ces capitaux appartiennent à l'entreprise. Mais en réalité, ce sont des capitaux qui sont importé par les actionnaires.</text:p></text:note-body></text:note></text:p>
                <text:list>
                  <text:list-item>
                    <text:p text:style-name="P76">Capital Social</text:p>
                  </text:list-item>
                  <text:list-item>
                    <text:p text:style-name="P76">Réserves<text:note text:id="ftn2" text:note-class="footnote"><text:note-citation>2</text:note-citation><text:note-body><text:p text:style-name="P33">L'ensemble des bénéfices qu'a eu l'entreprise depuis sa création <text:span text:style-name="T13">et qui lui ont été laissé pour son développement</text:span>. Ce bénéfice appartient aux actionnaires. Ils en récupèrent souvent une partie sous forme de <text:span text:style-name="T12">dividendes</text:span> <text:span text:style-name="T12">(qui représente généralement le tiers du bénéfice)</text:span>.</text:p></text:note-body></text:note></text:p>
                  </text:list-item>
                  <text:list-item>
                    <text:p text:style-name="P77">Résultat de l'exercice<text:line-break/>(de l'année)</text:p>
                  </text:list-item>
                </text:list>
              </text:list-item>
            </text:list>
          </table:table-cell>
        </table:table-row>
        <table:table-row>
          <table:covered-table-cell/>
          <table:table-cell table:style-name="Tableau1.B4" office:value-type="string">
            <text:list xml:id="list162953253921593" text:continue-numbering="true" text:style-name="L2">
              <text:list-item>
                <text:p text:style-name="P79">Dettes</text:p>
                <text:list>
                  <text:list-item>
                    <text:p text:style-name="P80"><text:span text:style-name="T11">Bancaires</text:span> (court, moyen et long termes)</text:p>
                  </text:list-item>
                  <text:list-item>
                    <text:p text:style-name="P81">Fournisseurs</text:p>
                  </text:list-item>
                  <text:list-item>
                    <text:p text:style-name="P82">Autres</text:p>
                  </text:list-item>
                </text:list>
              </text:list-item>
            </text:list>
          </table:table-cell>
        </table:table-row>
      </table:table>
      <text:p text:style-name="P16"/>
      <text:p text:style-name="P17">Le passif et l'actif doivent s'équilibrer.</text:p>
      <text:p text:style-name="P18">Les liquidités sont le seul élément qui nous permet de savoir si on peut payer quelque chose. Ce qui est dans la partie Passif n'est plus une ressource disponible. Ce sont des ressources qui ont servies à financer les actifs.</text:p>
      <text:p text:style-name="P17"/>
      <text:p text:style-name="P11"/>
      <text:p text:style-name="P35">Le compte de résultat</text:p>
      <text:p text:style-name="P11"/>
      <text:p text:style-name="P12">The business Model Canvas</text:p>
      <text:p text:style-name="P19">=&gt; Quel valeur veut-on créer ? Comment ? Et quels bénéfices ?</text:p>
      <text:p text:style-name="P19">« <text:span text:style-name="T14">Executive Summary »</text:span></text:p>
      <text:p text:style-name="P20">Un <text:span text:style-name="T15">exercice</text:span><text:span text:style-name="T2"> </text:span><text:span text:style-name="T4">correspond</text:span><text:span text:style-name="T2"> en générale </text:span><text:span text:style-name="T5">à </text:span><text:span text:style-name="T2">1 année.</text:span></text:p>
      <text:p text:style-name="P52"/>
      <text:p text:style-name="P52">3 catégorie de produits / charges :</text:p>
      <text:list xml:id="list8140392862845886931" text:style-name="L3">
        <text:list-item>
          <text:p text:style-name="P55"><text:span text:style-name="T16">Exploitation : strictement lié à l aproduction et à la consommation des biens et services commercialisés (ex : personnel, conso mat. Premières) </text:span><text:span text:style-name="T16"><draw:frame draw:style-name="fr1" draw:name="Objet1" text:anchor-type="as-char" svg:y="-0.377cm" svg:width="13.314cm" svg:height="0.469cm" draw:z-index="0"><draw:object xlink:href="./Object 1" xlink:type="simple" xlink:show="embed" xlink:actuate="onLoad"/><draw:image xlink:href="./ObjectReplacements/Object 1" xlink:type="simple" xlink:show="embed" xlink:actuate="onLoad"/><svg:desc>formule</svg:desc></draw:frame></text:span><text:span text:style-name="T16"><text:line-break/>(operating Results). On peut voir ici si l'entreprise gagne de l'argent ou pas dans son métier.</text:span></text:p>
        </text:list-item>
        <text:list-item>
          <text:p text:style-name="P55"><text:span text:style-name="T16">Financier : liés aux emprunts, placements, gain/perte des opérations en devises. <text:s/></text:span><text:span text:style-name="T16"><draw:frame draw:style-name="fr1" draw:name="Objet2" text:anchor-type="as-char" svg:y="-0.377cm" svg:width="11.105cm" svg:height="0.469cm" draw:z-index="1"><draw:object xlink:href="./Object 2" xlink:type="simple" xlink:show="embed" xlink:actuate="onLoad"/><draw:image xlink:href="./ObjectReplacements/Object 2" xlink:type="simple" xlink:show="embed" xlink:actuate="onLoad"/><svg:desc>formule</svg:desc></draw:frame></text:span><text:span text:style-name="T16">On a l'habitude d'appeler Résultat courant avant impôts = Résultat d'exploitation + Résultat Financier.</text:span></text:p>
        </text:list-item>
        <text:list-item>
          <text:p text:style-name="P55"><text:span text:style-name="T16">Exceptionnel : liés à des opérations inhabituels (ex : ventes d'immobilisations, les procès, les indemnités, dommages &amp; intérêts). </text:span><text:span text:style-name="T16"><draw:frame draw:style-name="fr1" draw:name="Objet3" text:anchor-type="as-char" svg:y="-0.377cm" svg:width="13.035cm" svg:height="0.469cm" draw:z-index="2"><draw:object xlink:href="./Object 3" xlink:type="simple" xlink:show="embed" xlink:actuate="onLoad"/><draw:image xlink:href="./ObjectReplacements/Object 3" xlink:type="simple" xlink:show="embed" xlink:actuate="onLoad"/><svg:desc>formule</svg:desc></draw:frame></text:span></text:p>
        </text:list-item>
      </text:list>
      <text:p text:style-name="P52"/>
      <table:table table:name="Tableau2" table:style-name="Tableau2">
        <table:table-column table:style-name="Tableau2.A"/>
        <table:table-column table:style-name="Tableau2.B"/>
        <table:table-row table:style-name="Tableau2.1">
          <table:table-cell table:style-name="Tableau2.A1" office:value-type="string">
            <text:p text:style-name="P53">Résultat Net =</text:p>
          </table:table-cell>
          <table:table-cell table:style-name="Tableau2.B1" office:value-type="string">
            <text:p text:style-name="P21"><text:span text:style-name="T16"><text:s text:c="3"/>Résultat d'exploitation<text:line-break/>+ R. Financier<text:line-break/>+ R. Exceptionnel<text:line-break/>– </text:span><text:span text:style-name="T17">Participation des salariés<text:line-break/>– impôts sur les sociétés</text:span></text:p>
          </table:table-cell>
        </table:table-row>
      </table:table>
      <text:p text:style-name="P52"/>
      <text:p text:style-name="P54"/>
      <text:p text:style-name="P54">Soldes intermédiaires de gestion (SIG)</text:p>
      <text:list xml:id="list5009115078137616761" text:style-name="L4">
        <text:list-item>
          <text:p text:style-name="P56"><text:span text:style-name="T18">Marge Commerciale : </text:span><text:span text:style-name="T19">(ne concerne que les entreprises qui font du négoce, c'est à dire de l'achat/vente sans toucher au produit, en l'état)<text:line-break/></text:span><text:span text:style-name="T20">Marge commerciale = Vente de Marchandises – Coût d'achat des marchandises vendues</text:span></text:p>
        </text:list-item>
        <text:list-item>
          <text:p text:style-name="P57"><text:span text:style-name="T23">Production = </text:span>Production vendue + Production <text:span text:style-name="T22">Stockée + Production immobilisée.</text:span></text:p>
        </text:list-item>
        <text:list-item>
          <text:p text:style-name="P58"><text:soft-page-break/>Valeur Ajoutée = Marge commerciale + Production – CEPT</text:p>
        </text:list-item>
      </text:list>
      <text:p text:style-name="P27"/>
      <text:p text:style-name="P26">Richesse créée par l'entreprise. (+ou – la création de valeur)</text:p>
      <text:p text:style-name="P26">Marge commerciale et négoce sort de l'entreprise</text:p>
      <text:p text:style-name="P26">Usines, personnels sont à l'intérieur de l'entreprise</text:p>
      <text:p text:style-name="P26"/>
      <text:p text:style-name="P25">Les charges de production (mat. Prem., <text:s/>Ap<text:span text:style-name="T25">p</text:span>rovisionnement), Services extérieurs (la sous-traitance, l'int<text:span text:style-name="T24">e</text:span>rim, les loyers et crédit bail) viennent de l'extérieur.</text:p>
      <text:p text:style-name="P28">CEPT = Consommation en provenance des tiers.</text:p>
      <text:p text:style-name="P25"/>
      <table:table table:name="Tableau4" table:style-name="Tableau4">
        <table:table-column table:style-name="Tableau4.A"/>
        <table:table-row>
          <table:table-cell table:style-name="Tableau4.A1" office:value-type="string">
            <text:p text:style-name="P23">Chiffre d'affaires = Vente de Marchandises + Production Vendue</text:p>
          </table:table-cell>
        </table:table-row>
      </table:table>
      <text:p text:style-name="P36"/>
      <table:table table:name="Tableau3" table:style-name="Tableau3">
        <table:table-column table:style-name="Tableau3.A"/>
        <table:table-row>
          <table:table-cell table:style-name="Tableau3.A1" office:value-type="string">
            <text:p text:style-name="P23">Marge brute de production = Production – Charges de production</text:p>
          </table:table-cell>
        </table:table-row>
      </table:table>
      <text:p text:style-name="P22"/>
      <text:p text:style-name="P29">La valeur ajoutée est partagée <text:span text:style-name="T26">entre :</text:span></text:p>
      <text:list xml:id="list5114596576979702651" text:style-name="L5">
        <text:list-item>
          <text:p text:style-name="P59">Personnel &gt; Salaires + Charges = Frais personnel</text:p>
        </text:list-item>
        <text:list-item>
          <text:p text:style-name="P60">État : taxes</text:p>
        </text:list-item>
        <text:list-item>
          <text:p text:style-name="P60">L'entreprise</text:p>
        </text:list-item>
      </text:list>
      <text:p text:style-name="P30"/>
      <text:p text:style-name="P13">EBE (Excédent Brut d'exploitation)</text:p>
      <table:table table:name="Tableau5" table:style-name="Tableau5">
        <table:table-column table:style-name="Tableau5.A"/>
        <table:table-row>
          <table:table-cell table:style-name="Tableau5.A1" office:value-type="string">
            <text:p text:style-name="P24"><text:span text:style-name="T26">EBE</text:span> = <text:span text:style-name="T26">Valeur Ajoutée + Subventions d'exploitation – Frais Personnel - Taxes</text:span></text:p>
          </table:table-cell>
        </table:table-row>
      </table:table>
      <text:p text:style-name="P37"/>
      <text:p text:style-name="P37"/>
      <text:p text:style-name="P38">Résultat d'exploitation</text:p>
      <table:table table:name="Tableau6" table:style-name="Tableau6">
        <table:table-column table:style-name="Tableau6.A"/>
        <table:table-row>
          <table:table-cell table:style-name="Tableau6.A1" office:value-type="string">
            <text:p text:style-name="P31">R. d'exploitation = EBE – Dotations Amortissements et Provisions<text:note text:id="ftn3" text:note-class="footnote"><text:note-citation>3</text:note-citation><text:note-body><text:p text:style-name="P34">Il s'agit de charges qui constatent l'usure des immobilisations.</text:p></text:note-body></text:note></text:p>
          </table:table-cell>
        </table:table-row>
      </table:table>
      <text:p text:style-name="P38"/>
      <text:p text:style-name="P39"/>
      <text:p text:style-name="P50">Le compte de résultat</text:p>
      <text:p text:style-name="P40"/>
      <table:table table:name="Tableau7" table:style-name="Tableau7">
        <table:table-column table:style-name="Tableau7.A"/>
        <table:table-column table:style-name="Tableau7.B"/>
        <table:table-row>
          <table:table-cell table:style-name="Tableau7.A1" office:value-type="string">
            <text:p text:style-name="P85">Charges (= les consommations)</text:p>
          </table:table-cell>
          <table:table-cell table:style-name="Tableau7.B1" office:value-type="string">
            <text:p text:style-name="P84">Produits</text:p>
          </table:table-cell>
        </table:table-row>
        <table:table-row>
          <table:table-cell table:style-name="Tableau7.A2" office:value-type="string">
            <text:p text:style-name="P86">Ici, seuls les consommations sont inscrites. <text:span text:style-name="T28">Le matériel n’est pas une charge, on n’inscrit pas le matériel neuf mais l’usure via les amortissements, c’est un investissement donc ça va dans le bilan.</text:span></text:p>
            <text:p text:style-name="P87">La maintenance du matériel est détachée de l’amortissement.</text:p>
            <text:p text:style-name="P87">La location de bureaux est considéré comme une charge.</text:p>
          </table:table-cell>
          <table:table-cell table:style-name="Tableau7.B2" office:value-type="string">
            <text:p text:style-name="P73">Ici est renseigné tout ce qui a été vendu (et non payé). <text:span text:style-name="T27">Un découvert est une ressource mais n’est pas un produit. Le produit est obtenu à partir de placements. Les produit proviennent de ce que l’entreprise produit (si le découvert est placé en bourse, les dividendes deviennent un produit)</text:span></text:p>
          </table:table-cell>
        </table:table-row>
        <table:table-row>
          <table:table-cell table:style-name="Tableau7.A4" table:number-rows-spanned="2" office:value-type="string">
            <text:list xml:id="list162952981517934" text:continue-list="list162953253921593" text:style-name="L2">
              <text:list-item>
                <text:p text:style-name="P65"/>
              </text:list-item>
            </text:list>
          </table:table-cell>
          <table:table-cell table:style-name="Tableau7.B3" office:value-type="string">
            <text:list xml:id="list162952343343918" text:continue-numbering="true" text:style-name="L2">
              <text:list-item>
                <text:p text:style-name="P78">Ventes</text:p>
              </text:list-item>
              <text:list-item>
                <text:p text:style-name="P78">Production stockée</text:p>
              </text:list-item>
            </text:list>
          </table:table-cell>
        </table:table-row>
        <table:table-row>
          <table:covered-table-cell/>
          <table:table-cell table:style-name="Tableau7.B4" office:value-type="string">
            <text:list xml:id="list162952464873110" text:continue-numbering="true" text:style-name="L2">
              <text:list-item>
                <text:p text:style-name="P83"/>
              </text:list-item>
            </text:list>
          </table:table-cell>
        </table:table-row>
      </table:table>
      <text:p text:style-name="P41"/>
      <text:p text:style-name="P41"/>
      <text:p text:style-name="P43">Plan de financement</text:p>
      <text:p text:style-name="P42">Tous les besoins nouveaux d’argent sur les 4 ou 5 années qui viennent ainsi que toutes les ressources nouvelles.</text:p>
      <text:p text:style-name="P42">Ce document va permettre de voir si on a suffisamment de ressource par rapport aux ressources, mais aussi de négocier (avec les banques pour les emprunts par exemple). Par rapport au conseil d’administration, cela va leur permettre une visibilité des ressource sur 4 à 5 ans.</text:p>
      <text:p text:style-name="P44">FISY permet en partie la création de ce document.</text:p>
      <text:p text:style-name="P42"/>
      <text:p text:style-name="P42"/>
      <text:p text:style-name="P47"><text:span text:style-name="T6">Besoin en fond de roulement</text:span></text:p>
      <text:p text:style-name="P47"><text:span text:style-name="T6"/></text:p>
      <text:p text:style-name="Citation"><text:span text:style-name="T30">B</text:span>esoin d’argent qui est causé par l’activité courante de production et de commercialisation, c’est à dire qui n’est pas causé par les investissements dans les investissements. Dans le besoin en fond de roulement, on ne compte pas les investissements.</text:p>
      <text:p text:style-name="Citation"/>
      <text:p text:style-name="P45">Dans la plus part des entreprises, on paye les charges avant l’encaissement des produits, d’où l’importance de ce fond de roulement.</text:p>
      <text:p text:style-name="P45"/>
      <text:p text:style-name="P46">Il arrive que des bouchons de plusieurs mois surviennent. Cela est dû notamment à aux stocks (Mat. Prem. et produits). <text:span text:style-name="T29">Il faut des provisions pour les périodes creuses.</text:span></text:p>
      <text:p text:style-name="P48">Il y a aussi les besoin en investissement, la rémunération des actionnaires, plan de financement, emprunts.</text:p>
      <text:p text:style-name="P48">Face à cela, des ressources sont à prendre en compte :</text:p>
      <text:p text:style-name="P48">Ce que l’on gagne, à commencer par la capacité d’autofinancement , les ressources <text:soft-page-break/>dégagées par l’activité.</text:p>
      <text:p text:style-name="P45"/>
      <text:p text:style-name="P49"><text:span text:style-name="T21">Emprunt obligataire</text:span> <text:span text:style-name="T15">(ne nous concerne pas, juste les très grande entreprises et états)</text:span> : emprunts fait auprès du public. Un budget et divisé en parts. Chacun peut acheter des obligations (même <text:span text:style-name="T31">d</text:span>es grands <text:span text:style-name="T31">comptes</text:span>). Le public est rémunéré par des intérêts <text:span text:style-name="T32">et l’entreprise n’a pas eu à emprunter auprès d’une banque.</text:span></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1" svg:font-family="'Droid Serif'"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666666"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MT1" style:family="text">
      <style:text-properties officeooo:rsid="010342bf"/>
    </style:style>
    <style:page-layout style:name="Mpm1">
      <style:page-layout-properties fo:page-width="21.001cm" fo:page-height="29.7cm" style:num-format="1" style:print-orientation="portrait" fo:margin-top="1cm" fo:margin-bottom="1cm" fo:margin-left="3.5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D <text:span text:style-name="MT1">Création d'entreprise</text:span></text:p>
      </style:header>
      <style:footer>
        <text:p text:style-name="MP2"><text:page-number text:select-page="current">4</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25T16:29:51.697000000</dc:date>
    <meta:editing-duration>PT13H55M40S</meta:editing-duration>
    <meta:editing-cycles>345</meta:editing-cycles>
    <meta:generator>LibreOffice/5.1.1.3$Windows_x86 LibreOffice_project/89f508ef3ecebd2cfb8e1def0f0ba9a803b88a6d</meta:generator>
    <meta:document-statistic meta:table-count="7" meta:image-count="0" meta:object-count="3" meta:page-count="6" meta:paragraph-count="97" meta:word-count="962" meta:character-count="6022" meta:non-whitespace-character-count="5176"/>
  </office:meta>
</office:document-meta>
</file>

<file path=Object 1/content.xml><?xml version="1.0" encoding="utf-8"?>
<math xmlns="http://www.w3.org/1998/Math/MathML" display="block">
  <semantics>
    <mrow>
      <mi mathvariant="normal">Σ</mi>
      <mi mathvariant="italic">Produit</mi>
      <mi>d</mi>
      <mi>'</mi>
      <mrow>
        <mi mathvariant="italic">exploitation</mi>
        <mo stretchy="false">−</mo>
        <mi mathvariant="normal">Σ</mi>
      </mrow>
      <mi mathvariant="italic">Charges</mi>
      <mi>d</mi>
      <mi>'</mi>
      <mrow>
        <mi mathvariant="italic">exploitation</mi>
        <mo stretchy="false">=</mo>
        <mi mathvariant="italic">Résultat</mi>
      </mrow>
      <mi>d</mi>
      <mi>'</mi>
      <mi mathvariant="italic">Exploitation</mi>
    </mrow>
    <annotation encoding="StarMath 5.0">%SIGMA Produit d'exploitation - %SIGMA Charges d'exploitation = Résultat d'Exploitation </annotation>
  </semantics>
</math>
</file>

<file path=Object 2/content.xml><?xml version="1.0" encoding="utf-8"?>
<math xmlns="http://www.w3.org/1998/Math/MathML" display="block">
  <semantics>
    <mrow>
      <mi mathvariant="normal">Σ</mi>
      <mi mathvariant="italic">Produits</mi>
      <mrow>
        <mi mathvariant="italic">financiers</mi>
        <mo stretchy="false">−</mo>
        <mi mathvariant="normal">Σ</mi>
      </mrow>
      <mi mathvariant="italic">Charges</mi>
      <mrow>
        <mi mathvariant="italic">financières</mi>
        <mo stretchy="false">=</mo>
        <mi mathvariant="italic">Résultat</mi>
      </mrow>
      <mi mathvariant="italic">financier</mi>
    </mrow>
    <annotation encoding="StarMath 5.0">%SIGMA Produits financiers - %SIGMA Charges financières = Résultat financier</annotation>
  </semantics>
</math>
</file>

<file path=Object 3/content.xml><?xml version="1.0" encoding="utf-8"?>
<math xmlns="http://www.w3.org/1998/Math/MathML" display="block">
  <semantics>
    <mrow>
      <mi mathvariant="normal">Σ</mi>
      <mi mathvariant="italic">Produits</mi>
      <mrow>
        <mi mathvariant="italic">exceptionnels</mi>
        <mo stretchy="false">−</mo>
        <mi mathvariant="normal">Σ</mi>
      </mrow>
      <mi mathvariant="italic">Charges</mi>
      <mrow>
        <mi mathvariant="italic">exceptionnelles</mi>
        <mo stretchy="false">=</mo>
        <mi mathvariant="italic">Résultat</mi>
      </mrow>
      <mi mathvariant="italic">exceptionnel</mi>
    </mrow>
    <annotation encoding="StarMath 5.0">%SIGMA Produits exceptionnels - %SIGMA Charges exceptionnelles = Résultat exceptionnel</annotation>
  </semantics>
</math>
</file>